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6800000368FC1E4AAB479DCB65.png" manifest:media-type="image/png"/>
  <manifest:file-entry manifest:full-path="Pictures/1000000000000258000001E4DD75B215D2F280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horizontal-align="center" draw:textarea-vertical-align="middle" draw:color-mode="standard" draw:luminance="0%" draw:contrast="1%" draw:gamma="100%" draw:red="0%" draw:green="0%" draw:blue="0%" fo:clip="rect(0cm, 0cm, 0cm, 0cm)" draw:image-opacity="100%" style:mirror="non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2a6099" draw:fill-color="#2a6099" draw:textarea-horizontal-align="justify" draw:textarea-vertical-align="middle" draw:auto-grow-height="false" fo:min-height="0.104cm" fo:min-width="0cm"/>
    </style:style>
    <style:style style:name="gr4" style:family="graphic" style:parent-style-name="standard">
      <style:graphic-properties svg:stroke-color="#bf0041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objectwithoutfill">
      <style:graphic-properties svg:stroke-width="0.212cm" svg:stroke-color="#3465a4" draw:marker-start-width="0.517cm" draw:marker-end="" draw:marker-end-width="0.617cm" svg:stroke-opacity="70%" draw:fill="none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svg:stroke-width="0.212cm" svg:stroke-color="#000000" draw:marker-start-width="0.518cm" draw:marker-end="" draw:marker-end-width="0.618cm" svg:stroke-opacity="50%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color="#bf0041" draw:fill-color="#d62e4e" draw:textarea-horizontal-align="justify" draw:textarea-vertical-align="middle" draw:auto-grow-height="false" fo:min-height="0.104cm" fo:min-width="0cm"/>
    </style:style>
    <style:style style:name="gr8" style:family="graphic" style:parent-style-name="standard">
      <style:graphic-properties svg:stroke-color="#127622" draw:fill-color="#127622" draw:textarea-horizontal-align="justify" draw:textarea-vertical-align="middle" draw:auto-grow-height="false" fo:min-height="0.104cm" fo:min-width="0cm"/>
    </style:style>
    <style:style style:name="gr9" style:family="graphic" style:parent-style-name="standard">
      <style:graphic-properties svg:stroke-width="0.212cm" svg:stroke-color="#ff0000" draw:marker-start-width="0.518cm" draw:marker-end-width="0.518cm" svg:stroke-opacity="50%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svg:stroke-color="#000000" draw:marker-start-width="0.518cm" draw:marker-end-width="0.518cm" svg:stroke-opacity="50%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158466" draw:marker-start-width="0.518cm" draw:marker-end-width="0.518cm" svg:stroke-opacity="50%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1cm" fo:min-width="3cm"/>
      <style:paragraph-properties style:writing-mode="lr-tb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5cm" fo:min-width="2cm"/>
    </style:style>
    <style:style style:name="gr14" style:family="graphic" style:parent-style-name="standard">
      <style:graphic-properties svg:stroke-width="0.212cm" svg:stroke-color="#800080" draw:marker-start-width="0.518cm" draw:marker-end-width="0.518cm" svg:stroke-opacity="50%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ff8000" draw:marker-start-width="0.518cm" draw:marker-end-width="0.518cm" svg:stroke-opacity="50%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svg:stroke-color="#780373" draw:fill-color="#780373" draw:textarea-horizontal-align="justify" draw:textarea-vertical-align="middle" draw:auto-grow-height="false" fo:min-height="0.104cm" fo:min-width="0cm"/>
    </style:style>
    <style:style style:name="gr17" style:family="graphic" style:parent-style-name="standard">
      <style:graphic-properties draw:stroke="none" draw:fill="none" fo:min-height="0.713cm"/>
      <style:paragraph-properties style:writing-mode="lr-tb"/>
    </style:style>
    <style:style style:name="gr18" style:family="graphic" style:parent-style-name="standard">
      <style:graphic-properties draw:stroke="none" draw:fill="none" fo:min-height="0.963cm"/>
      <style:paragraph-properties style:writing-mode="lr-tb"/>
    </style:style>
    <style:style style:name="gr19" style:family="graphic" style:parent-style-name="standard">
      <style:graphic-properties svg:stroke-color="#bf0041" draw:fill-color="#ffbf00" draw:textarea-horizontal-align="justify" draw:textarea-vertical-align="middle" draw:auto-grow-height="false" fo:min-height="0.104cm" fo:min-width="0cm"/>
    </style:style>
    <style:style style:name="gr20" style:family="graphic" style:parent-style-name="standard">
      <style:graphic-properties svg:stroke-width="0.212cm" svg:stroke-color="#800080" draw:marker-start-width="0.518cm" draw:marker-end-width="0.518cm" svg:stroke-opacity="60%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62e4e"/>
      <style:paragraph-properties fo:text-align="center"/>
    </style:style>
    <style:style style:name="P6" style:family="paragraph">
      <loext:graphic-properties draw:fill-color="#127622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780373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-color="#ffbf00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1" draw:layer="layout" svg:width="27.699cm" svg:height="14.727cm" svg:x="1.001cm" svg:y="3.273cm">
          <draw:image xlink:href="Pictures/100000000000066800000368FC1E4AAB479DCB65.png" xlink:type="simple" xlink:show="embed" xlink:actuate="onLoad" draw:mime-type="image/png">
            <text:p/>
          </draw:image>
        </draw:frame>
        <draw:frame draw:style-name="gr2" draw:text-style-name="P1" draw:layer="Warstwa4" svg:width="2.942cm" svg:height="2.373cm" svg:x="1.5cm" svg:y="1.377cm">
          <draw:image xlink:href="Pictures/1000000000000258000001E4DD75B215D2F2801C.png" xlink:type="simple" xlink:show="embed" xlink:actuate="onLoad" draw:mime-type="image/png">
            <text:p/>
          </draw:image>
        </draw:frame>
        <draw:custom-shape draw:style-name="gr3" draw:text-style-name="P2" xml:id="id1" draw:id="id1" draw:layer="Warstwa4" svg:width="0.5cm" svg:height="0.5cm" svg:x="11.7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Warstwa4" svg:width="0.5cm" svg:height="0.5cm" svg:x="4.25cm" svg:y="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Warstwa4" svg:width="0.5cm" svg:height="0.5cm" svg:x="1.118cm" svg:y="2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Warstwa4" svg:width="0.5cm" svg:height="0.5cm" svg:x="11.7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Warstwa4" svg:x1="11.75cm" svg:y1="10.5cm" svg:x2="1.118cm" svg:y2="2.385cm" draw:start-shape="id1" draw:start-glue-point="6" draw:end-shape="id2" draw:end-glue-point="6" svg:d="M11750 10500h-11133v-8115h501" svg:viewBox="0 0 11134 8116">
          <text:p/>
        </draw:connector>
        <draw:connector draw:style-name="gr6" draw:text-style-name="P4" draw:layer="Warstwa4" draw:line-skew="0cm 12.159cm" svg:x1="11.75cm" svg:y1="13.75cm" svg:x2="4.5cm" svg:y2="2.092cm" draw:start-shape="id3" draw:start-glue-point="6" draw:end-shape="id4" draw:end-glue-point="4" svg:d="M11750 13750h-3499-3751v-11658" svg:viewBox="0 0 7251 11659">
          <text:p/>
        </draw:connector>
        <draw:custom-shape draw:style-name="gr4" draw:text-style-name="P3" xml:id="id7" draw:id="id7" draw:layer="Warstwa4" svg:width="0.5cm" svg:height="0.5cm" svg:x="19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6" draw:id="id6" draw:layer="Warstwa4" svg:width="0.5cm" svg:height="0.5cm" svg:x="20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9" draw:id="id9" draw:layer="Warstwa4" svg:width="0.5cm" svg:height="0.5cm" svg:x="21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5" draw:id="id5" draw:layer="Warstwa4" svg:width="0.5cm" svg:height="0.5cm" svg:x="17.75cm" svg:y="7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8" draw:id="id8" draw:layer="Warstwa4" svg:width="0.5cm" svg:height="0.5cm" svg:x="17.749cm" svg:y="12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Warstwa4" svg:x1="18.25cm" svg:y1="7.331cm" svg:x2="20.75cm" svg:y2="2.5cm" draw:start-shape="id5" draw:start-glue-point="10" draw:end-shape="id6" draw:end-glue-point="8" svg:d="M18250 7331h2500v-4831" svg:viewBox="0 0 2501 4832">
          <text:p/>
        </draw:connector>
        <draw:connector draw:style-name="gr10" draw:text-style-name="P1" draw:layer="Warstwa4" draw:line-skew="-2.249cm -4.501cm" svg:x1="11.75cm" svg:y1="13.75cm" svg:x2="19.75cm" svg:y2="2.5cm" draw:start-shape="id3" draw:start-glue-point="6" draw:end-shape="id7" draw:end-glue-point="8" svg:d="M11750 13750h-2750v-10250h10750v-1000" svg:viewBox="0 0 10751 11251">
          <text:p/>
        </draw:connector>
        <draw:connector draw:style-name="gr11" draw:text-style-name="P1" draw:layer="Warstwa4" svg:x1="18.249cm" svg:y1="12.738cm" svg:x2="21.75cm" svg:y2="2.5cm" draw:start-shape="id8" draw:start-glue-point="10" draw:end-shape="id9" draw:end-glue-point="8" svg:d="M18249 12738h3501v-10238" svg:viewBox="0 0 3502 10239">
          <text:p/>
        </draw:connector>
        <draw:custom-shape draw:style-name="gr12" draw:text-style-name="P8" draw:layer="Warstwa4" svg:width="3.5cm" svg:height="1.25cm" svg:x="19cm" svg:y="0.75cm">
          <text:p text:style-name="P7"><text:span text:style-name="T1">LEDs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1" draw:id="id11" draw:layer="Warstwa4" svg:width="2.5cm" svg:height="0.75cm" svg:x="20.5cm" svg:y="17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10" draw:id="id10" draw:layer="Warstwa4" svg:width="2.5cm" svg:height="0.75cm" svg:x="16.25cm" svg:y="18.5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Warstwa4" svg:x1="18.75cm" svg:y1="18.875cm" svg:x2="20.5cm" svg:y2="17.875cm" draw:start-shape="id10" draw:start-glue-point="1" draw:end-shape="id11" draw:end-glue-point="3" svg:d="M18750 18875h875v-1000h875" svg:viewBox="0 0 1751 1001">
          <text:p/>
        </draw:connector>
        <draw:connector draw:style-name="gr10" draw:text-style-name="P1" draw:layer="Warstwa4" draw:line-skew="-2.249cm" svg:x1="16.25cm" svg:y1="18.875cm" svg:x2="11.75cm" svg:y2="13.75cm" draw:start-shape="id10" draw:start-glue-point="3" svg:d="M16250 18875h-4749v-5125h249" svg:viewBox="0 0 4750 5126">
          <text:p/>
        </draw:connector>
        <draw:connector draw:style-name="gr15" draw:text-style-name="P1" draw:layer="Warstwa4" draw:line-skew="0cm 3.249cm" svg:x1="23cm" svg:y1="17.875cm" svg:x2="13cm" svg:y2="15cm" draw:start-shape="id11" draw:start-glue-point="1" draw:end-shape="id12" draw:end-glue-point="8" svg:d="M23000 17875h501v1625h-10501v-4500" svg:viewBox="0 0 10502 4501">
          <text:p/>
        </draw:connector>
        <draw:custom-shape draw:style-name="gr16" draw:text-style-name="P9" xml:id="id13" draw:id="id13" draw:layer="Warstwa4" svg:width="0.5cm" svg:height="0.5cm" svg:x="13.2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Warstwa4" svg:width="3.25cm" svg:height="0.963cm" svg:x="13.75cm" svg:y="17.75cm">
          <draw:text-box>
            <text:p><text:span text:style-name="T1">R2=27k</text:span></text:p>
          </draw:text-box>
        </draw:frame>
        <draw:frame draw:style-name="gr18" draw:text-style-name="P10" draw:layer="Warstwa4" svg:width="3.5cm" svg:height="1.213cm" svg:x="20.25cm" svg:y="16.537cm">
          <draw:text-box>
            <text:p><text:span text:style-name="T1">R1=100k</text:span></text:p>
          </draw:text-box>
        </draw:frame>
        <draw:custom-shape draw:style-name="gr19" draw:text-style-name="P11" xml:id="id12" draw:id="id12" draw:layer="Warstwa4" svg:width="0.5cm" svg:height="0.5cm" svg:x="12.7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Warstwa4" draw:line-skew="-0.626cm" svg:x1="13.75cm" svg:y1="7.25cm" svg:x2="20.5cm" svg:y2="17.875cm" draw:start-shape="id13" draw:start-glue-point="10" draw:end-shape="id11" draw:end-glue-point="3" svg:d="M13750 7250h2750v10625h4000" svg:viewBox="0 0 6751 1062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rstwa4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1T13:38:01.483000000</meta:creation-date>
    <dc:date>2023-01-21T19:17:06.018000000</dc:date>
    <meta:editing-duration>PT5H28M23S</meta:editing-duration>
    <meta:editing-cycles>7</meta:editing-cycles>
    <meta:generator>LibreOffice/7.3.2.2$Windows_X86_64 LibreOffice_project/49f2b1bff42cfccbd8f788c8dc32c1c309559be0</meta:generator>
    <meta:document-statistic meta:object-count="27"/>
  </office:meta>
</office:document-meta>
</file>